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1cm" fo:margin-right="1cm" fo:text-indent="0cm" style:auto-text-indent="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s/>0 Introduction<text:tab/>2</text:p>
          <text:p text:style-name="P4"><text:s/>0.1 Language basics<text:tab/>2</text:p>
          <text:p text:style-name="P4"><text:s/>0.2 Notation Conventions<text:tab/>2</text:p>
          <text:p text:style-name="P3"><text:s/>1 SET instruction<text:tab/>4</text:p>
          <text:p text:style-name="P4"><text:s/>1.1 Definition<text:tab/>4</text:p>
          <text:p text:style-name="P4"><text:s/>1.2 Examples<text:tab/>5</text:p>
          <text:p text:style-name="P3"><text:s/>2 MAP class<text:tab/>6</text:p>
          <text:p text:style-name="P4"><text:s/>2.1 Constructors<text:tab/>6</text:p>
          <text:p text:style-name="P4"><text:s/>2.2 Display modes<text:tab/>6</text:p>
          <text:p text:style-name="P4"><text:s/>2.3 Examples<text:tab/>6</text:p>
          <text:p text:style-name="P3"><text:s/>3 TASK class<text:tab/>7</text:p>
          <text:p text:style-name="P4"><text:s/>3.1 Constructors<text:tab/>7</text:p>
          <text:p text:style-name="P4"><text:s/>3.2 Examples<text:tab/>8</text:p>
          <text:p text:style-name="P3"><text:s/>4 AREA class<text:tab/>9</text:p>
          <text:p text:style-name="P4"><text:s/>4.1 Constructors<text:tab/>9</text:p>
          <text:p text:style-name="P4"><text:s/>4.2 Display modes<text:tab/>9</text:p>
          <text:p text:style-name="P4"><text:s/>4.3 Examples<text:tab/>9</text:p>
          <text:p text:style-name="P3"><text:s/>5 FILTER class<text:tab/>10</text:p>
          <text:p text:style-name="P4"><text:s/>5.1 Constructors<text:tab/>10</text:p>
          <text:p text:style-name="P4"><text:s/>5.2 Examples<text:tab/>11</text:p>
          <text:p text:style-name="P3"><text:s/>6 POINT class<text:tab/>12</text:p>
          <text:p text:style-name="P4"><text:s/>6.1 Static point (S) constructors<text:tab/>12</text:p>
          <text:p text:style-name="P4"><text:s/>6.2 Point from a list (L) constructors<text:tab/>12</text:p>
          <text:p text:style-name="P4"><text:s/>6.3 Logger mark (M) constructors<text:tab/>13</text:p>
          <text:p text:style-name="P4"><text:s/>6.4 Track point (T) constructors<text:tab/>13</text:p>
          <text:p text:style-name="P4"><text:s/>6.5 Display modes<text:tab/>15</text:p>
          <text:p text:style-name="P4"><text:s/>6.6 Examples<text:tab/>16</text:p>
          <text:p text:style-name="P3"><text:s/>7 RESULT class<text:tab/>17</text:p>
          <text:p text:style-name="P4"><text:s/>7.1 Constructors<text:tab/>17</text:p>
          <text:p text:style-name="P4"><text:s/>7.2 Examples<text:tab/>18</text:p>
          <text:p text:style-name="P3"><text:s/>8 Full task examples<text:tab/>19</text:p>
          <text:p text:style-name="P4"><text:s/>8.1 Judge Declared Goal (nearest track point)<text:tab/>19</text:p>
          <text:p text:style-name="P4"><text:s/>8.2 Hesitation Waltz (logger marker drop)<text:tab/>19</text:p>
          <text:p text:style-name="P4"><text:s/>8.3 Gordon Bennett Memorial (logger marker drop)<text:tab/>19</text:p>
          <text:p text:style-name="P4"><text:s/>8.4 Maximum Distance Double Drop (first in / last out)<text:tab/>20</text:p>
          <text:p text:style-name="P3"><text:s/>9 Bugs and ideas<text:tab/>21</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Examples:</text:p>
      <text:p text:style-name="Preformatted_20_Text"><text:soft-page-break/>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DEFAULTALTITUDE<text:tab/></text:h>
      <text:p text:style-name="Preformatted_20_Text">set DEFAULTALTITUDE = &lt;altitude&gt;</text:p>
      <text:p text:style-name="Text_20_body">Sets the default altitude for pilot declared goals. If undefined, 0 MSL will be assumed.</text:p>
      <text:p text:style-name="List_20_Contents">&lt;altitude&gt; is the <text:s/>default altitude</text:p>
      <text:h text:style-name="Heading_20_3" text:outline-level="3">Key MAXDISTTOCROSSING</text:h>
      <text:p text:style-name="Preformatted_20_Text">set MAXDISTTOCROSSING = &lt;distance&gt;</text:p>
      <text:p text:style-name="Text_20_body">Sets the maximum allowed distance from a pilot declared goal to a valid road crossing. <text:s/>If undefined, 200m <text:soft-page-break/>will be assumed.</text:p>
      <text:p text:style-name="List_20_Contents">&lt;distance&gt; <text:s/>maximum allowed distanc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text:p>
      <text:p text:style-name="List_20_Contents">&lt;taskType&gt; is one of the AXMER allowed task type.</text:p>
      <text:h text:style-name="Heading_20_2" text:outline-level="2">Constructors</text:h>
      <text:p text:style-name="Preformatted_20_Text">&lt;taskType&gt;()</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text:soft-page-break/>ELB - Elbow</text:h>
      <text:p text:style-name="Preformatted_20_Text">ELB()</text:p>
      <text:h text:style-name="Heading_20_3" text:outline-level="3">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text:soft-page-break/>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1&gt;, &lt;pointName2&gt;)</text:p>
      <text:p text:style-name="Text_20_body">Computes the projected distance (in 2D) between two points.</text:p>
      <text:h text:style-name="Heading_20_3" text:outline-level="3">Type D3D: distance in 3D</text:h>
      <text:p text:style-name="Preformatted_20_Text">D3D(&lt;pointName1&gt;, &lt;pointName2&gt;)</text:p>
      <text:p text:style-name="Text_20_body">Computes the distance in 3D between two points.</text:p>
      <text:h text:style-name="Heading_20_3" text:outline-level="3">Type DRAD: relative altitude dependent distance</text:h>
      <text:p text:style-name="Preformatted_20_Text">DRAD(&lt;pointName1&gt;, &lt;pointName2&gt;, &lt;threshold&gt;)</text:p>
      <text:p text:style-name="Text_20_body">Computes the distance between two points. If the altitude difference between the two is less than the specified threshold (in feet), 2D distance will be computed. Otherwise, 3D distance is used.</text:p>
      <text:h text:style-name="Heading_20_3" text:outline-level="3">Type DACC: accumulated distance</text:h>
      <text:p text:style-name="Preformatted_20_Text">DACC(&lt;pointName1&gt;, &lt;pointName2&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1&gt;, &lt;pointName2&gt;)</text:p>
      <text:p text:style-name="Text_20_body">Computes the time elapsed in seconds between the two points.</text:p>
      <text:h text:style-name="Heading_20_3" text:outline-level="3">Type TMIN: time in minutes</text:h>
      <text:p text:style-name="Preformatted_20_Text">TMIN(&lt;pointName1&gt;, &lt;pointName2&gt;)</text:p>
      <text:p text:style-name="Text_20_body">Computes the time elapsed in minutes between the two points.</text:p>
      <text:h text:style-name="Heading_20_3" text:outline-level="3">Type ATRI: area of triangle</text:h>
      <text:p text:style-name="Preformatted_20_Text">ATRI(&lt;pointName1&gt;, &lt;pointName2&gt;, &lt;pointName3&gt;)</text:p>
      <text:p text:style-name="Text_20_body">Computes the area in km<text:span text:style-name="T1">2</text:span> of the triangle delimited by the three points.</text:p>
      <text:h text:style-name="Heading_20_3" text:outline-level="3"><text:soft-page-break/>Type ANG3P: angle between 3 points</text:h>
      <text:p text:style-name="Preformatted_20_Text">ANG3P(&lt;pointNameA&gt;, &lt;pointNameB&gt;, &lt;pointNameC&gt;)</text:p>
      <text:p text:style-name="Text_20_body">Computes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N(&lt;pointNameA&gt;, &lt;pointNameB&gt;)</text:p>
      <text:p text:style-name="Text_20_body">Computes the angle between the line AB and a set direction.</text:p>
      <text:h text:style-name="Heading_20_2" text:outline-level="2">Examples</text:h>
      <text:p text:style-name="Preformatted_20_Text">RESULT Task3Result=DRAD(Task3Marker,Task3Target,500)</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3-18T20:18:16.89</dc:date>
    <meta:editing-duration>PT20H18M37S</meta:editing-duration>
    <meta:editing-cycles>118</meta:editing-cycles>
    <meta:generator>LibreOffice/3.3$Win32 LibreOffice_project/330m19$Build-8</meta:generator>
    <meta:document-statistic meta:table-count="0" meta:image-count="0" meta:object-count="0" meta:page-count="21" meta:paragraph-count="410" meta:word-count="2872" meta:character-count="18823"/>
  </office:meta>
</office:document-meta>
</file>